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1ec" officeooo:paragraph-rsid="001101ec"/>
    </style:style>
    <style:style style:name="P2" style:family="paragraph" style:parent-style-name="Standard" style:list-style-name="L1">
      <style:text-properties officeooo:rsid="001101ec" officeooo:paragraph-rsid="001101ec"/>
    </style:style>
    <style:style style:name="P3" style:family="paragraph" style:parent-style-name="Standard">
      <style:text-properties officeooo:rsid="0011a175" officeooo:paragraph-rsid="0011a175"/>
    </style:style>
    <style:style style:name="P4" style:family="paragraph" style:parent-style-name="Standard">
      <style:text-properties officeooo:rsid="0011a175" officeooo:paragraph-rsid="00134712"/>
    </style:style>
    <style:style style:name="P5" style:family="paragraph" style:parent-style-name="Standard">
      <style:text-properties officeooo:rsid="00134712" officeooo:paragraph-rsid="00134712"/>
    </style:style>
    <style:style style:name="P6" style:family="paragraph" style:parent-style-name="Standard">
      <style:text-properties officeooo:rsid="00134712" officeooo:paragraph-rsid="0013e7d4"/>
    </style:style>
    <style:style style:name="P7" style:family="paragraph" style:parent-style-name="Standard">
      <style:text-properties officeooo:rsid="0013e7d4" officeooo:paragraph-rsid="0013e7d4"/>
    </style:style>
    <style:style style:name="P8" style:family="paragraph" style:parent-style-name="Standard">
      <style:text-properties officeooo:rsid="0011a175" officeooo:paragraph-rsid="0013e7d4"/>
    </style:style>
    <style:style style:name="P9" style:family="paragraph" style:parent-style-name="Standard">
      <style:text-properties fo:language="es" fo:country="ES" officeooo:rsid="00175ff1" officeooo:paragraph-rsid="00175ff1"/>
    </style:style>
    <style:style style:name="P10" style:family="paragraph" style:parent-style-name="Standard">
      <style:text-properties officeooo:rsid="0013e7d4" officeooo:paragraph-rsid="00175ff1"/>
    </style:style>
    <style:style style:name="P11" style:family="paragraph" style:parent-style-name="Standard">
      <style:text-properties officeooo:rsid="00134712" officeooo:paragraph-rsid="00175ff1"/>
    </style:style>
    <style:style style:name="P12" style:family="paragraph" style:parent-style-name="Standard" style:list-style-name="L2">
      <style:text-properties officeooo:rsid="0011a175" officeooo:paragraph-rsid="0013e7d4"/>
    </style:style>
    <style:style style:name="P13" style:family="paragraph" style:parent-style-name="Standard">
      <style:text-properties officeooo:rsid="0013e7d4" officeooo:paragraph-rsid="001667be"/>
    </style:style>
    <style:style style:name="P14" style:family="paragraph" style:parent-style-name="Standard">
      <style:text-properties officeooo:rsid="0015db65" officeooo:paragraph-rsid="0015db65"/>
    </style:style>
    <style:style style:name="P15" style:family="paragraph" style:parent-style-name="Standard">
      <style:text-properties officeooo:rsid="0015db65" officeooo:paragraph-rsid="001667be"/>
    </style:style>
    <style:style style:name="P16" style:family="paragraph" style:parent-style-name="Standard">
      <style:text-properties officeooo:rsid="0013e7d4" officeooo:paragraph-rsid="0015db65"/>
    </style:style>
    <style:style style:name="P17" style:family="paragraph" style:parent-style-name="Standard">
      <style:text-properties officeooo:rsid="001667be" officeooo:paragraph-rsid="001667be"/>
    </style:style>
    <style:style style:name="P18" style:family="paragraph" style:parent-style-name="Standard">
      <style:text-properties officeooo:rsid="001667be" officeooo:paragraph-rsid="00175ff1"/>
    </style:style>
    <style:style style:name="P19" style:family="paragraph" style:parent-style-name="Standard">
      <style:text-properties fo:language="es" fo:country="ES" officeooo:rsid="001667be" officeooo:paragraph-rsid="001667be"/>
    </style:style>
    <style:style style:name="T1" style:family="text">
      <style:text-properties officeooo:rsid="001667be"/>
    </style:style>
    <style:style style:name="T2" style:family="text">
      <style:text-properties officeooo:rsid="00134712"/>
    </style:style>
    <style:style style:name="T3" style:family="text">
      <style:text-properties officeooo:rsid="0015db65"/>
    </style:style>
    <style:style style:name="T4" style:family="text">
      <style:text-properties officeooo:rsid="0011a175"/>
    </style:style>
    <style:style style:name="T5" style:family="text">
      <style:text-properties officeooo:rsid="0013e7d4"/>
    </style:style>
    <style:style style:name="T6" style:family="text">
      <style:text-properties fo:language="es" fo:country="ES" officeooo:rsid="0015db65"/>
    </style:style>
    <style:style style:name="T7" style:family="text">
      <style:text-properties fo:language="es" fo:country="ES" officeooo:rsid="00175ff1"/>
    </style:style>
    <style:style style:name="T8" style:family="text">
      <style:text-properties fo:language="es" fo:country="E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:</text:p>
      <text:p text:style-name="P1"><text:tab/>-Realizar un pago.</text:p>
      <text:p text:style-name="P1"><text:tab/>-Registrar pago.</text:p>
      <text:p text:style-name="P1"><text:tab/>-Ver estadisticas.</text:p>
      <text:p text:style-name="P1"/>
      <text:p text:style-name="P1"/>
      <text:p text:style-name="P1"/>
      <text:p text:style-name="P1">ID: Realizar un pago</text:p>
      <text:p text:style-name="P1">Titulo: como usuario quiero realizar un pago para pagar los impuestos.</text:p>
      <text:p text:style-name="P1">Reglas de negocio:</text:p>
      <text:list text:style-name="L1">
        <text:list-item>
          <text:p text:style-name="P2">Cuando el 1er vencimiento está vencido hay que aplicar el recargo al monto original.</text:p>
        </text:list-item>
        <text:list-item>
          <text:p text:style-name="P2">cuando el 2do vencimiento está vencido <text:span text:style-name="T1">no se puede cobrar.</text:span></text:p>
        </text:list-item>
      </text:list>
      <text:p text:style-name="P1"/>
      <text:p text:style-name="P3">Escenario 1: Pago exitoso.</text:p>
      <text:p text:style-name="P4"><text:tab/>-Dado el código de pago 22 <text:span text:style-name="T2">valido</text:span> que no esta vencido, el token del sistema 222 <text:span text:style-name="T3">y con <text:tab/>conexión a la central</text:span>.</text:p>
      <text:p text:style-name="P3"><text:tab/>-Cuando el empleado ingresa el código 22</text:p>
      <text:p text:style-name="P3"><text:tab/>-Entonces el sistema se conecta con la central, le envía el token 222, espera respuesta, <text:tab/><text:span text:style-name="T2">solicita la factura</text:span> e informa el precio original.</text:p>
      <text:p text:style-name="P3"/>
      <text:p text:style-name="P3">Escenario 2: Pago con recarga.</text:p>
      <text:p text:style-name="P4"><text:tab/>-Dado el código de pago 22 <text:span text:style-name="T2">valido </text:span>que esta vencido en la 1era fecha, el token del sistema <text:tab/>222 <text:span text:style-name="T3">y con conexión a la central</text:span>.</text:p>
      <text:p text:style-name="P3"><text:tab/>-Cuando el empleado ingresa el código 22.</text:p>
      <text:p text:style-name="P4"><text:tab/>-Entonces el sistema se conecta con la central, le envia el token 222, espera respuesta, <text:tab/><text:span text:style-name="T2">solicita la factura </text:span>e informa el precio con recarga.</text:p>
      <text:p text:style-name="P3"/>
      <text:p text:style-name="P3">Escenario 3: Pago fallido por <text:span text:style-name="T2">vencimiento.</text:span></text:p>
      <text:p text:style-name="P4"><text:tab/>-Dado el código de pago 22 <text:span text:style-name="T2">valido</text:span> que esta vencido en la <text:span text:style-name="T2">2d</text:span>a fecha, el token del sistema 222 <text:tab/><text:span text:style-name="T3">y con conexión a la central</text:span>.</text:p>
      <text:p text:style-name="P4"><text:tab/>-Cuando el empleado ingresa el código 22.</text:p>
      <text:p text:style-name="P4"><text:tab/>-Entonces el sistema se conecta con la central, le envia el token 222, espera respuesta , <text:tab/><text:span text:style-name="T2">solicita la factura</text:span> e informa “<text:span text:style-name="T2">Factura vencida, no es posible cobrar”</text:span>.</text:p>
      <text:p text:style-name="P4"/>
      <text:p text:style-name="P5">Escenario 4: Pago fallido por codigo invalido.</text:p>
      <text:p text:style-name="P5"><text:tab/>-Dado el codigo de pago 22 invalido.</text:p>
      <text:p text:style-name="P5"><text:tab/>-Cuando el empleado ingresa el codigo 22.</text:p>
      <text:p text:style-name="P6"><text:tab/>-<text:span text:style-name="T4">Entonces el sistema se conecta con la central, le envia el token 222, espera respuesta, <text:tab/></text:span>solicita la factura<text:span text:style-name="T4"> e informa “</text:span>Factura vencida, no es posible cobrar”<text:span text:style-name="T4">.</text:span></text:p>
      <text:p text:style-name="P6"/>
      <text:p text:style-name="P7">Escenario 5: Error de conexión con la central.</text:p>
      <text:p text:style-name="P7"><text:span text:style-name="T4"><text:tab/>-Dado el código de pago 22 </text:span><text:span text:style-name="T2">valido </text:span><text:span text:style-name="T4">que no esta vencido, el token del sistema 222 </text:span><text:span text:style-name="T3">y sin <text:tab/>conexión a la central</text:span><text:span text:style-name="T4">.</text:span></text:p>
      <text:p text:style-name="P8"><text:tab/>-Cuando el empleado ingresa el código 22</text:p>
      <text:p text:style-name="P8"><text:tab/>-Entonces el sistema <text:span text:style-name="T5">informa “Error de conexión”.</text:span></text:p>
      <text:p text:style-name="P8"/>
      <text:p text:style-name="P9">Escenario 6: Token invalido</text:p>
      <text:p text:style-name="P10"><text:span text:style-name="T4"><text:tab/>-Dado el código de pago 22 </text:span><text:span text:style-name="T2">valido</text:span><text:span text:style-name="T4"> que no esta vencido, el token del sistema 222 </text:span><text:span text:style-name="T3">y</text:span><text:span text:style-name="T6"> </text:span><text:span text:style-name="T7">con</text:span><text:span text:style-name="T6"> <text:tab/></text:span><text:span text:style-name="T3">conexión a la central</text:span><text:span text:style-name="T4">.</text:span></text:p>
      <text:p text:style-name="P11"><text:tab/>-Cuando el empleado ingresa el codigo 22.</text:p>
      <text:p text:style-name="P11"><text:tab/>-<text:span text:style-name="T4">Entonces el sistema se conecta con la central, le envia el token 222, espera respuesta e <text:tab/>informa “</text:span><text:span text:style-name="T7">Token invalido”.</text:span></text:p>
      <text:p text:style-name="P7"><text:soft-page-break/></text:p>
      <text:p text:style-name="P4"/>
      <text:p text:style-name="P4"/>
      <text:p text:style-name="P4"/>
      <text:p text:style-name="P4"/>
      <text:p text:style-name="P7">ID: Registrar pago.</text:p>
      <text:p text:style-name="P7">Titulo: Como gerente quiero registrar los pagos de los clientes para tener un registro del mismo.</text:p>
      <text:p text:style-name="P7">Reglas de negocio:</text:p>
      <text:list text:style-name="L2">
        <text:list-item>
          <text:p text:style-name="P12">no deben enviarse dos veces las transacciones.</text:p>
        </text:list-item>
      </text:list>
      <text:p text:style-name="P8"/>
      <text:p text:style-name="P7">Criterios de aceptacion:</text:p>
      <text:p text:style-name="P7"><text:tab/></text:p>
      <text:p text:style-name="P7">Escenario 1: <text:span text:style-name="T3">registro exitoso</text:span></text:p>
      <text:p text:style-name="P13"><text:tab/>-Dado <text:span text:style-name="T3">el gerente de la sucursal &lt;SUC&gt;</text:span> con acceso al sistema, la clave maestra 111<text:span text:style-name="T1">(valida)</text:span>, <text:tab/>el token del sistema 123 <text:span text:style-name="T3">sin registro de cobros del dia &lt;dia&gt; y con conexión a la central</text:span>.</text:p>
      <text:p text:style-name="P7"><text:tab/>-Cuando el gerente ingresa la clave 111.</text:p>
      <text:p text:style-name="P7"><text:tab/>-Entonces el sistema se conecta con <text:span text:style-name="T3">la central, envia el token 123, espera respuesta y registra <text:tab/>como enviados los cobros.</text:span></text:p>
      <text:p text:style-name="P7"/>
      <text:p text:style-name="P14">Escenario 2: registro fallido por fecha ya registrada.</text:p>
      <text:p text:style-name="P15"><text:tab/><text:span text:style-name="T5">-Dado </text:span>el gerente de la sucursal &lt;SUC&gt;<text:span text:style-name="T5"> con acceso al sistema, la clave maestra 111</text:span><text:span text:style-name="T1">(valida)</text:span><text:span text:style-name="T5">, <text:tab/>el token del sistema 123 </text:span>con registro de cobros del dia &lt;dia&gt; y con conexión a la central<text:span text:style-name="T5">.</text:span></text:p>
      <text:p text:style-name="P16"><text:tab/>-Cuando el gerente ingresa la clave 111.</text:p>
      <text:p text:style-name="P16"><text:tab/>-Entonces el sistema se conecta con <text:span text:style-name="T3">la central, envia el token 123, espera respuesta e <text:tab/>informa “ya se han registrado los pagos del dia de hoy”.</text:span></text:p>
      <text:p text:style-name="P16"/>
      <text:p text:style-name="P14">Escenario 3: conexión fallida.</text:p>
      <text:p text:style-name="P14"><text:tab/><text:span text:style-name="T5">-Dado </text:span>el gerente de la sucursal &lt;SUC&gt;<text:span text:style-name="T5"> con acceso al sistema, la clave maestra 111</text:span><text:span text:style-name="T1">(valida)</text:span><text:span text:style-name="T5">, <text:tab/>el token del sistema 123 </text:span>con registro de cobros del dia &lt;dia&gt; y sin conexión a la central<text:span text:style-name="T5">.</text:span></text:p>
      <text:p text:style-name="P16"><text:tab/>-Cuando el gerente ingresa la clave 111.</text:p>
      <text:p text:style-name="P16"><text:tab/>-Entonces el sistema <text:span text:style-name="T3">infroma “Error de conexión”.</text:span></text:p>
      <text:p text:style-name="P16"/>
      <text:p text:style-name="P14">Escenario 4: clave maestra invalida.</text:p>
      <text:p text:style-name="P15"><text:tab/><text:span text:style-name="T5">-Dado </text:span>el gerente de la sucursal &lt;SUC&gt;<text:span text:style-name="T5"> con acceso al sistema, la clave maestra <text:tab/>111</text:span><text:span text:style-name="T1">(invalida).</text:span></text:p>
      <text:p text:style-name="P14"><text:tab/><text:span text:style-name="T5">-Cuando el gerente ingresa la clave 11</text:span><text:span text:style-name="T1">2</text:span><text:span text:style-name="T5">.</text:span></text:p>
      <text:p text:style-name="P14"><text:tab/>-Entonces el sistema informa “Clave invalida”.</text:p>
      <text:p text:style-name="P14"/>
      <text:p text:style-name="P9">Escenario 5: token invalido.</text:p>
      <text:p text:style-name="P14"/>
      <text:p text:style-name="P14">ID: ver estadísticas.</text:p>
      <text:p text:style-name="P14">Titulo: como gerente quiero ver las estadísticas para tener control sobre los cobros.</text:p>
      <text:p text:style-name="P14">Reglas de negocio: </text:p>
      <text:p text:style-name="P14"><text:tab/><text:span text:style-name="T1">no hay</text:span></text:p>
      <text:p text:style-name="P14"/>
      <text:p text:style-name="P17">Escenario 1: Visualización exitosa.</text:p>
      <text:p text:style-name="P18"><text:tab/>-Dado un gerente con conexión al sistema y una clave maestra 111(valida) <text:span text:style-name="T8">y el token 11 <text:tab/>valido y conexión </text:span><text:span text:style-name="T7">con la central</text:span>.</text:p>
      <text:p text:style-name="P17"><text:tab/>-Cuando el gerente ingresa la clave 111 y las fechas &lt;fechas&gt;.</text:p>
      <text:p text:style-name="P17"><text:tab/>-Entonces el sistema<text:span text:style-name="T8"> se conecta con la central, </text:span><text:span text:style-name="T7">ingresa el token 11</text:span><text:span text:style-name="T8"> </text:span><text:span text:style-name="T7">espera respuesta, recopila <text:tab/>información e </text:span>informa las estadísticas del mismo.</text:p>
      <text:p text:style-name="P17"><text:tab/></text:p>
      <text:p text:style-name="P17"><text:soft-page-break/>Escenario 2: Clave maestra invalida.</text:p>
      <text:p text:style-name="P9">Escenario 3: Falla de conexión.</text:p>
      <text:p text:style-name="P9">Escenario 4: Token invalido.</text:p>
      <text:p text:style-name="P17"/>
      <text:p text:style-name="P17">DEBERÍA AÑ<text:span text:style-name="T8">ADIR QUE EL RANGO DE FECHAS SEA UNO NO APROPIADO????</text:span></text:p>
      <text:p text:style-name="P19"/>
      <text:p text:style-name="P14"/>
      <text:p text:style-name="P14"/>
      <text:p text:style-name="P14"/>
      <text:p text:style-name="P1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23:21:59.298553200</meta:creation-date>
    <meta:print-date>2025-09-05T00:45:21.070712300</meta:print-date>
    <meta:printed-by>Archivos PDF</meta:printed-by>
    <dc:date>2025-09-05T00:45:24.818195000</dc:date>
    <meta:editing-duration>PT21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69" meta:word-count="743" meta:character-count="4396" meta:non-whitespace-character-count="3665"/>
  </office:meta>
</office:document-meta>
</file>